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 Project for CS889<text:line-break/>Example interview questions<text:line-break/>Michael Terry<text:line-break/>mterry@cs.uwaterloo.ca</text:p>
      <text:p text:style-name="Standard"/>
      <text:p text:style-name="Standard"/>
      <text:p text:style-name="Standard">What is your age?</text:p>
      <text:p text:style-name="Standard"/>
      <text:p text:style-name="Standard">What is your occupation?</text:p>
      <text:p text:style-name="Standard"/>
      <text:p text:style-name="Standard">What is your typical computer usage on a day-to-day basis?</text:p>
      <text:p text:style-name="Standard"/>
      <text:p text:style-name="Standard">How would you rate your computer expertise?</text:p>
      <text:p text:style-name="Standard"/>
      <text:p text:style-name="Standard">Have you used software applications like [type of software application under study] before?</text:p>
      <text:p text:style-name="Standard"/>
      <text:p text:style-name="Standard">Which ones, specifically?</text:p>
      <text:p text:style-name="Standard"/>
      <text:p text:style-name="Standard">How and why do you use them?</text:p>
      <text:p text:style-name="Standard"/>
      <text:p text:style-name="Standard">What aspects of their designs do you like and which do you feel could be improved?</text:p>
      <text:p text:style-name="Standard"/>
      <text:p text:style-name="Standard">We have some new designs for this type of software. I'd like to get your feedback on them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Terry</meta:initial-creator>
    <meta:creation-date>2010-06-16T08:43:07</meta:creation-date>
    <meta:document-statistic meta:table-count="0" meta:image-count="0" meta:object-count="0" meta:page-count="1" meta:paragraph-count="10" meta:word-count="93" meta:character-count="558"/>
    <dc:date>2010-06-16T08:46:54</dc:date>
    <dc:creator>Michael Terry</dc:creator>
    <meta:editing-duration>PT00H03M47S</meta:editing-duration>
    <meta:editing-cycles>1</meta:editing-cycles>
    <meta:generator>OpenOffice.org/3.2$Linux OpenOffice.org_project/320m12$Build-9483</meta:generator>
  </office:meta>
</office:document-meta>
</file>